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CDF000005427DA4AD631659E2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825cm, 27.185cm, 8.2cm, 8.061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825cm, 8.059cm, 8.2cm, 38.71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5.399cm" svg:height="20.899cm" svg:x="1cm" svg:y="4.2cm">
          <draw:image xlink:href="Pictures/1000020100000CDF000005427DA4AD631659E267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55.399cm" svg:height="20.899cm" svg:x="-18.799cm" svg:y="4.2cm">
          <draw:image xlink:href="Pictures/1000020100000CDF000005427DA4AD631659E267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2" draw:text-style-name="P1" draw:layer="layout" svg:width="43.099cm" svg:height="20.899cm" svg:x="-6.4cm" svg:y="4.2cm">
          <draw:image xlink:href="Pictures/1000020100000CDF000005427DA4AD631659E267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2" draw:text-style-name="P1" draw:layer="layout" svg:width="43.099cm" svg:height="20.899cm" svg:x="-23.099cm" svg:y="4.2cm">
          <draw:image xlink:href="Pictures/1000020100000CDF000005427DA4AD631659E26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21:06:35.998089350</meta:creation-date>
    <dc:date>2017-05-03T21:17:11.963924171</dc:date>
    <meta:editing-duration>PT14S</meta:editing-duration>
    <meta:editing-cycles>1</meta:editing-cycles>
    <meta:document-statistic meta:object-count="4"/>
    <meta:generator>LibreOffice/5.1.6.2$Linux_X86_64 LibreOffice_project/10m0$Build-2</meta:generator>
  </office:meta>
</office:document-meta>
</file>